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11f" officeooo:paragraph-rsid="001a61c0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1a61c0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a61c0"/>
    </style:style>
    <style:style style:name="T2" style:family="text">
      <style:text-properties fo:color="#79b8ff" loext:opacity="100%"/>
    </style:style>
    <style:style style:name="T3" style:family="text">
      <style:text-properties fo:color="#f97583" loext:opacity="100%"/>
    </style:style>
    <style:style style:name="T4" style:family="text">
      <style:text-properties fo:color="#b392f0" loext:opacity="100%"/>
    </style:style>
    <style:style style:name="T5" style:family="text">
      <style:text-properties fo:color="#ffab70" loext:opacity="100%"/>
    </style:style>
    <style:style style:name="T6" style:family="text">
      <style:text-properties fo:color="#9ecb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<text:span text:style-name="T1">5</text:span> | Manav Dhamecha </text:p>
      <text:p text:style-name="P1"/>
      <text:p text:style-name="P3">Consider a problem that is stated as follows. Three girls and three boys are on one side of a river, along with a boat that </text:p>
      <text:p text:style-name="P3">can hold one or two people. Find a way to get everyone to the other side without ever leaving a group of girls in one place </text:p>
      <text:p text:style-name="P3">outnumbered by the boys in that place. Formulate the problem with appropriate search space and do as per following <text:s/></text:p>
      <text:p text:style-name="P3">instructions.</text:p>
      <text:p text:style-name="P3"/>
      <text:p text:style-name="P3">1. Implement and solve the problem optimally using the following search problem.</text:p>
      <text:p text:style-name="P3">a) Depth Limited Search (take limit=3)</text:p>
      <text:p text:style-name="P3">b) Iterative Deepening Search</text:p>
      <text:p text:style-name="P3"/>
      <text:p text:style-name="P3">2. Give comparison of both algorithms with the number of explored states and state approximate time complexities.</text:p>
      <text:p text:style-name="Standard"/>
      <text:p text:style-name="Standard">TOTAL_G = 3</text:p>
      <text:p text:style-name="Standard">TOTAL_B = 3</text:p>
      <text:p text:style-name="Standard"/>
      <text:p text:style-name="Standard"># Node format (G,B,Boat)</text:p>
      <text:p text:style-name="Standard"># Boat Left = 0</text:p>
      <text:p text:style-name="Standard"># Boat Right = 1</text:p>
      <text:p text:style-name="Standard"/>
      <text:p text:style-name="Standard"># build state space</text:p>
      <text:p text:style-name="Standard">states = []</text:p>
      <text:p text:style-name="Standard">index_map = {}</text:p>
      <text:p text:style-name="Standard">k = 0</text:p>
      <text:p text:style-name="Standard">for gl in range(4):</text:p>
      <text:p text:style-name="Standard">for bl in range(4):</text:p>
      <text:p text:style-name="Standard">for boat in range(2):</text:p>
      <text:p text:style-name="Standard">states.append((gl, bl, boat))</text:p>
      <text:p text:style-name="Standard">index_map[(gl, bl, boat)] = k</text:p>
      <text:p text:style-name="Standard">k += 1</text:p>
      <text:p text:style-name="Standard"/>
      <text:p text:style-name="Standard">N = len(states)</text:p>
      <text:p text:style-name="Standard"/>
      <text:p text:style-name="Standard">def valid(gl, bl):</text:p>
      <text:p text:style-name="Standard">gr = TOTAL_G - gl</text:p>
      <text:p text:style-name="Standard">br = TOTAL_B - bl</text:p>
      <text:p text:style-name="Standard"/>
      <text:p text:style-name="Standard">if gl &lt; 0 or bl &lt; 0 or gr &lt; 0 or br &lt; 0:</text:p>
      <text:p text:style-name="Standard">return False</text:p>
      <text:p text:style-name="Standard"/>
      <text:p text:style-name="Standard">if gl &gt; 0 and bl &gt; gl:</text:p>
      <text:p text:style-name="Standard">return False</text:p>
      <text:p text:style-name="Standard">if gr &gt; 0 and br &gt; gr:</text:p>
      <text:p text:style-name="Standard">return False</text:p>
      <text:p text:style-name="Standard"/>
      <text:p text:style-name="Standard">return True</text:p>
      <text:p text:style-name="Standard"/>
      <text:p text:style-name="Standard"># adjacency matrix</text:p>
      <text:p text:style-name="Standard"><text:soft-page-break/>adj = [[0]*N for i in range(N)]</text:p>
      <text:p text:style-name="Standard"/>
      <text:p text:style-name="Standard"># possible moves</text:p>
      <text:p text:style-name="Standard">moves = [(1,0),(2,0),(0,1),(0,2),(1,1)]</text:p>
      <text:p text:style-name="Standard"/>
      <text:p text:style-name="Standard">for i in range(N):</text:p>
      <text:p text:style-name="Standard">gl, bl, boat = states[i]</text:p>
      <text:p text:style-name="Standard"/>
      <text:p text:style-name="Standard">if not valid(gl, bl):</text:p>
      <text:p text:style-name="Standard">continue</text:p>
      <text:p text:style-name="Standard"/>
      <text:p text:style-name="Standard">for dg, db in moves:</text:p>
      <text:p text:style-name="Standard">if boat == 0:</text:p>
      <text:p text:style-name="Standard">ng, nb, nbp = gl-dg, bl-db, 1</text:p>
      <text:p text:style-name="Standard">else:</text:p>
      <text:p text:style-name="Standard">ng, nb, nbp = gl+dg, bl+db, 0</text:p>
      <text:p text:style-name="Standard"/>
      <text:p text:style-name="Standard">if valid(ng, nb) and (ng,nb,nbp) in index_map:</text:p>
      <text:p text:style-name="Standard">j = index_map[(ng,nb,nbp)]</text:p>
      <text:p text:style-name="Standard">adj[i][j] = 1</text:p>
      <text:p text:style-name="Standard"/>
      <text:p text:style-name="Standard">class Node:</text:p>
      <text:p text:style-name="Standard">def __init__(self, state, parent, depth):</text:p>
      <text:p text:style-name="Standard">self.state = state</text:p>
      <text:p text:style-name="Standard">self.parent = parent</text:p>
      <text:p text:style-name="Standard">self.depth = depth</text:p>
      <text:p text:style-name="Standard"/>
      <text:p text:style-name="Standard">def depth_limited_search(start, goal, limit):</text:p>
      <text:p text:style-name="Standard"/>
      <text:p text:style-name="Standard">frontier = [None]*1000</text:p>
      <text:p text:style-name="Standard">top = -1</text:p>
      <text:p text:style-name="Standard">explored = 0</text:p>
      <text:p text:style-name="Standard"/>
      <text:p text:style-name="Standard">top += 1</text:p>
      <text:p text:style-name="Standard">frontier[top] = Node(start, None, 0)</text:p>
      <text:p text:style-name="Standard"/>
      <text:p text:style-name="Standard">result = "failure"</text:p>
      <text:p text:style-name="Standard"/>
      <text:p text:style-name="Standard">while top &gt;= 0:</text:p>
      <text:p text:style-name="Standard"/>
      <text:p text:style-name="Standard">node = frontier[top]</text:p>
      <text:p text:style-name="Standard">top -= 1</text:p>
      <text:p text:style-name="Standard">explored += 1</text:p>
      <text:p text:style-name="Standard"/>
      <text:p text:style-name="Standard">if node.state == goal:</text:p>
      <text:p text:style-name="Standard">return node, explored</text:p>
      <text:p text:style-name="Standard"/>
      <text:p text:style-name="Standard">if node.depth &gt;= limit:</text:p>
      <text:p text:style-name="Standard">result = "cutoff"</text:p>
      <text:p text:style-name="Standard">else:</text:p>
      <text:p text:style-name="Standard">for j in range(N):</text:p>
      <text:p text:style-name="Standard"/>
      <text:p text:style-name="Standard"><text:soft-page-break/>if adj[node.state][j] == 1:</text:p>
      <text:p text:style-name="Standard"/>
      <text:p text:style-name="Standard">temp = node</text:p>
      <text:p text:style-name="Standard">cycle = False</text:p>
      <text:p text:style-name="Standard">while temp:</text:p>
      <text:p text:style-name="Standard">if temp.state == j:</text:p>
      <text:p text:style-name="Standard">cycle = True</text:p>
      <text:p text:style-name="Standard">break</text:p>
      <text:p text:style-name="Standard">temp = temp.parent</text:p>
      <text:p text:style-name="Standard"/>
      <text:p text:style-name="Standard">if not cycle:</text:p>
      <text:p text:style-name="Standard">child = Node(j, node, node.depth+1)</text:p>
      <text:p text:style-name="Standard">top += 1</text:p>
      <text:p text:style-name="Standard">frontier[top] = child</text:p>
      <text:p text:style-name="Standard"/>
      <text:p text:style-name="Standard">return result, explored</text:p>
      <text:p text:style-name="Standard"/>
      <text:p text:style-name="Standard">def iterative_deepening_search(start, goal):</text:p>
      <text:p text:style-name="Standard">depth = 0</text:p>
      <text:p text:style-name="Standard">total_explored = 0</text:p>
      <text:p text:style-name="Standard"/>
      <text:p text:style-name="Standard">while True:</text:p>
      <text:p text:style-name="Standard"/>
      <text:p text:style-name="Standard">result, explored = depth_limited_search(start, goal, depth)</text:p>
      <text:p text:style-name="Standard">total_explored += explored</text:p>
      <text:p text:style-name="Standard"/>
      <text:p text:style-name="Standard">if result != "cutoff":</text:p>
      <text:p text:style-name="Standard">return result, total_explored, depth</text:p>
      <text:p text:style-name="Standard"/>
      <text:p text:style-name="Standard">depth += 1</text:p>
      <text:p text:style-name="Standard"/>
      <text:p text:style-name="Standard">def print_path(node):</text:p>
      <text:p text:style-name="Standard">path = []</text:p>
      <text:p text:style-name="Standard">while node:</text:p>
      <text:p text:style-name="Standard">path.append(states[node.state])</text:p>
      <text:p text:style-name="Standard">node = node.parent</text:p>
      <text:p text:style-name="Standard"/>
      <text:p text:style-name="Standard">path.reverse()</text:p>
      <text:p text:style-name="Standard"/>
      <text:p text:style-name="Standard">for p in path:</text:p>
      <text:p text:style-name="Standard">print(p)</text:p>
      <text:p text:style-name="Standard"/>
      <text:p text:style-name="Standard">start = index_map[(3,3,0)]</text:p>
      <text:p text:style-name="Standard">goal = index_map[(0,0,1)]</text:p>
      <text:p text:style-name="Standard"/>
      <text:p text:style-name="Standard">print("Depth Limited Search (limit=3)")</text:p>
      <text:p text:style-name="Standard">res, explored_dls = depth_limited_search(start, goal, 3)</text:p>
      <text:p text:style-name="Standard"/>
      <text:p text:style-name="Standard">if isinstance(res, Node):</text:p>
      <text:p text:style-name="Standard">print_path(res)</text:p>
      <text:p text:style-name="Standard">else:</text:p>
      <text:p text:style-name="Standard">print("No solution within depth limit")</text:p>
      <text:p text:style-name="Standard"><text:soft-page-break/></text:p>
      <text:p text:style-name="Standard">print("States explored:", explored_dls)</text:p>
      <text:p text:style-name="Standard"/>
      <text:p text:style-name="Standard">print("\nIterative Deepening Search")</text:p>
      <text:p text:style-name="Standard">res2, explored_ids, final_depth = iterative_deepening_search(start, goal)</text:p>
      <text:p text:style-name="Standard"/>
      <text:p text:style-name="Standard">if isinstance(res2, Node):</text:p>
      <text:p text:style-name="Standard">print_path(res2)</text:p>
      <text:p text:style-name="Standard"/>
      <text:p text:style-name="Standard">print("States explored:", explored_ids)</text:p>
      <text:p text:style-name="Standard">print("Solution depth:", final_depth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24:37.786938727</meta:creation-date>
    <meta:print-date>2026-04-13T11:26:15.501954595</meta:print-date>
    <meta:printed-by>PDF files</meta:printed-by>
    <dc:date>2026-04-13T11:26:24.682654133</dc:date>
    <meta:editing-duration>PT9S</meta:editing-duration>
    <meta:editing-cycles>1</meta:editing-cycles>
    <meta:document-statistic meta:table-count="0" meta:image-count="0" meta:object-count="0" meta:page-count="4" meta:paragraph-count="118" meta:word-count="505" meta:character-count="2980" meta:non-whitespace-character-count="2587"/>
    <meta:generator>LibreOffice/24.2.7.2$Linux_X86_64 LibreOffice_project/420$Build-2</meta:generator>
  </office:meta>
</office:document-meta>
</file>